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DejaVu Sans'" style:font-family-generic="swiss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81cm" svg:height="1.904cm" svg:x="8.62cm" svg:y="2.905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81cm" svg:height="1.904cm" svg:x="1cm" svg:y="7.985cm">
          <text:p text:style-name="P1"><text:span text:style-name="T2">Slav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3.81cm" svg:height="1.904cm" svg:x="6.08cm" svg:y="7.986cm">
          <text:p text:style-name="P1"><text:span text:style-name="T1">Slav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3.81cm" svg:height="1.904cm" svg:x="11.16cm" svg:y="7.985cm">
          <text:p text:style-name="P1"><text:span text:style-name="T1">Slav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3.81cm" svg:height="1.904cm" svg:x="16.24cm" svg:y="7.986cm">
          <text:p text:style-name="P1"><text:span text:style-name="T1">Slav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0.525cm" svg:y1="4.809cm" svg:x2="2.905cm" svg:y2="7.985cm" draw:start-shape="id1" draw:start-glue-point="2" draw:end-shape="id2" draw:end-glue-point="0" svg:d="m10525 4809c0 2382-7620 794-7620 3176">
          <text:p/>
        </draw:connector>
        <draw:connector draw:style-name="gr3" draw:text-style-name="P2" draw:layer="layout" draw:type="curve" svg:x1="10.525cm" svg:y1="4.809cm" svg:x2="7.985cm" svg:y2="7.986cm" draw:start-shape="id1" draw:start-glue-point="2" draw:end-shape="id3" draw:end-glue-point="0" svg:d="m10525 4809c0 2383-2540 795-2540 3177">
          <text:p/>
        </draw:connector>
        <draw:connector draw:style-name="gr3" draw:text-style-name="P2" draw:layer="layout" draw:type="curve" svg:x1="10.525cm" svg:y1="4.809cm" svg:x2="13.065cm" svg:y2="7.985cm" draw:start-shape="id1" draw:start-glue-point="2" draw:end-shape="id4" draw:end-glue-point="0" svg:d="m10525 4809c0 2382 2540 794 2540 3176">
          <text:p/>
        </draw:connector>
        <draw:connector draw:style-name="gr3" draw:text-style-name="P2" draw:layer="layout" draw:type="curve" svg:x1="10.525cm" svg:y1="4.809cm" svg:x2="18.145cm" svg:y2="7.986cm" draw:start-shape="id1" draw:start-glue-point="2" draw:end-shape="id5" svg:d="m10525 4809c0 2383 7620 795 7620 31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Romano</meta:initial-creator>
    <meta:creation-date>2010-04-02T20:55:22.39</meta:creation-date>
    <dc:date>2010-10-15T15:37:01</dc:date>
    <dc:creator>Paul Romano</dc:creator>
    <meta:editing-duration>PT01H17M08S</meta:editing-duration>
    <meta:editing-cycles>4</meta:editing-cycles>
    <meta:generator>OpenOffice.org/3.2$Linux OpenOffice.org_project/320m12$Build-9483</meta:generator>
    <meta:document-statistic meta:object-count="9"/>
  </office:meta>
</office:document-meta>
</file>